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P2" style:parent-style-name="Textbody" style:family="paragraph">
      <style:paragraph-properties fo:margin-right="0.3333in"/>
    </style:style>
    <style:style style:name="TableColumn4" style:family="table-column">
      <style:table-column-properties style:column-width="3.6493in" style:use-optimal-column-width="false"/>
    </style:style>
    <style:style style:name="Table3" style:family="table">
      <style:table-properties style:width="3.6493in" fo:margin-left="1.523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P11" style:parent-style-name="TableContents" style:family="paragraph">
      <style:paragraph-properties fo:text-align="center"/>
    </style:style>
    <style:style style:name="P12" style:parent-style-name="TableContents" style:family="paragraph">
      <style:paragraph-properties fo:text-align="center"/>
    </style:style>
    <style:style style:name="P13" style:parent-style-name="TableContents" style:family="paragraph">
      <style:paragraph-properties fo:text-align="center"/>
    </style:style>
    <style:style style:name="P14" style:parent-style-name="TableContents" style:family="paragraph">
      <style:paragraph-properties fo:text-align="center"/>
    </style:style>
    <style:style style:name="P15" style:parent-style-name="TableContents" style:family="paragraph">
      <style:paragraph-properties fo:text-align="center"/>
    </style:style>
    <style:style style:name="P16" style:parent-style-name="TableContents" style:family="paragraph">
      <style:paragraph-properties fo:text-align="center"/>
    </style:style>
    <style:style style:name="P17" style:parent-style-name="TableContents" style:family="paragraph">
      <style:paragraph-properties fo:text-align="center"/>
    </style:style>
    <style:style style:name="P18" style:parent-style-name="TableContents" style:family="paragraph">
      <style:paragraph-properties fo:text-align="center"/>
    </style:style>
    <style:style style:name="P19" style:parent-style-name="TableContents" style:family="paragraph">
      <style:paragraph-properties fo:text-align="center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P24" style:parent-style-name="TableContents" style:family="paragraph">
      <style:paragraph-properties fo:text-align="center"/>
    </style:style>
    <style:style style:name="P25" style:parent-style-name="TableContents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27" style:parent-style-name="기본단락글꼴" style:family="text">
      <style:text-properties style:language-complex="ar" style:country-complex="SA"/>
    </style:style>
    <style:style style:name="T28" style:parent-style-name="기본단락글꼴" style:family="text">
      <style:text-properties style:language-complex="ar" style:country-complex="SA"/>
    </style:style>
    <style:style style:name="P29" style:parent-style-name="Textbody" style:family="paragraph">
      <style:paragraph-properties fo:text-align="center"/>
    </style:style>
    <style:style style:name="TableColumn31" style:family="table-column">
      <style:table-column-properties style:column-width="3.7479in" style:use-optimal-column-width="false"/>
    </style:style>
    <style:style style:name="Table30" style:family="table">
      <style:table-properties style:width="3.7479in" fo:margin-left="1.4763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P38" style:parent-style-name="TableContents" style:family="paragraph">
      <style:paragraph-properties fo:text-align="center"/>
    </style:style>
    <style:style style:name="P39" style:parent-style-name="TableContents" style:family="paragraph">
      <style:paragraph-properties fo:text-align="center"/>
    </style:style>
    <style:style style:name="P40" style:parent-style-name="TableContents" style:family="paragraph">
      <style:paragraph-properties fo:text-align="center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P45" style:parent-style-name="TableContents" style:family="paragraph">
      <style:paragraph-properties fo:text-align="center"/>
    </style:style>
    <style:style style:name="P46" style:parent-style-name="TableContents" style:family="paragraph">
      <style:paragraph-properties fo:text-align="center"/>
    </style:style>
    <style:style style:name="P47" style:parent-style-name="TableContents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T49" style:parent-style-name="기본단락글꼴" style:family="text">
      <style:text-properties style:language-complex="ar" style:country-complex="SA"/>
    </style:style>
    <style:style style:name="P50" style:parent-style-name="Standard" style:family="paragraph">
      <style:paragraph-properties fo:text-align="center"/>
    </style:style>
    <style:style style:name="TableColumn52" style:family="table-column">
      <style:table-column-properties style:column-width="5.5194in" style:use-optimal-column-width="false"/>
    </style:style>
    <style:style style:name="Table51" style:family="table">
      <style:table-properties style:width="5.5194in" fo:margin-left="0.5861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P59" style:parent-style-name="TableContents" style:family="paragraph">
      <style:paragraph-properties fo:text-align="center"/>
    </style:style>
    <style:style style:name="P60" style:parent-style-name="TableContents" style:family="paragraph">
      <style:paragraph-properties fo:text-align="center"/>
    </style:style>
    <style:style style:name="P61" style:parent-style-name="TableContents" style:family="paragraph">
      <style:paragraph-properties fo:text-align="center"/>
    </style:style>
    <style:style style:name="P62" style:parent-style-name="TableContents" style:family="paragraph">
      <style:paragraph-properties fo:text-align="center"/>
    </style:style>
    <style:style style:name="P63" style:parent-style-name="TableContents" style:family="paragraph">
      <style:paragraph-properties fo:text-align="center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P68" style:parent-style-name="TableContents" style:family="paragraph">
      <style:paragraph-properties fo:text-align="center"/>
    </style:style>
    <style:style style:name="P69" style:parent-style-name="TableContents" style:family="paragraph">
      <style:paragraph-properties fo:text-align="center"/>
    </style:style>
    <style:style style:name="P70" style:parent-style-name="TableContents" style:family="paragraph">
      <style:paragraph-properties fo:text-align="center"/>
    </style:style>
    <style:style style:name="P71" style:parent-style-name="TableContents" style:family="paragraph">
      <style:paragraph-properties fo:text-align="center"/>
    </style:style>
    <style:style style:name="TableColumn73" style:family="table-column">
      <style:table-column-properties style:column-width="3.7486in" style:use-optimal-column-width="false"/>
    </style:style>
    <style:style style:name="Table72" style:family="table">
      <style:table-properties style:width="3.7486in" fo:margin-left="1.5236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P80" style:parent-style-name="TableContents" style:family="paragraph">
      <style:paragraph-properties fo:text-align="center"/>
    </style:style>
    <style:style style:name="P81" style:parent-style-name="TableContents" style:family="paragraph">
      <style:paragraph-properties fo:text-align="center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P91" style:parent-style-name="TableContents" style:family="paragraph">
      <style:paragraph-properties fo:text-align="center"/>
    </style:style>
    <style:style style:name="P92" style:parent-style-name="TableContents" style:family="paragraph">
      <style:paragraph-properties fo:text-align="center"/>
    </style:style>
    <style:style style:name="T93" style:parent-style-name="기본단락글꼴" style:family="text">
      <style:text-properties style:language-complex="ar" style:country-complex="SA"/>
    </style:style>
    <style:style style:name="T94" style:parent-style-name="기본단락글꼴" style:family="text">
      <style:text-properties style:language-complex="ar" style:country-complex="SA"/>
    </style:style>
    <style:style style:name="P95" style:parent-style-name="표준" style:family="paragraph">
      <style:paragraph-properties>
        <style:tab-stops>
          <style:tab-stop style:type="left" style:position="1.8541in"/>
        </style:tab-stops>
      </style:paragraph-properties>
    </style:style>
    <style:style style:name="P96" style:parent-style-name="표준" style:family="paragraph">
      <style:paragraph-properties>
        <style:tab-stops>
          <style:tab-stop style:type="left" style:position="1.8541in"/>
          <style:tab-stop style:type="center" style:position="3.3465in"/>
        </style:tab-stops>
      </style:paragraph-properties>
    </style:style>
    <style:style style:name="TableColumn98" style:family="table-column">
      <style:table-column-properties style:column-width="3.193in" style:use-optimal-column-width="false"/>
    </style:style>
    <style:style style:name="Table97" style:family="table">
      <style:table-properties style:width="3.193in" fo:margin-left="0.5861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P109" style:parent-style-name="TableContents" style:family="paragraph">
      <style:paragraph-properties fo:text-align="center"/>
    </style:style>
    <style:style style:name="P110" style:parent-style-name="TableContents" style:family="paragraph">
      <style:paragraph-properties fo:text-align="center"/>
    </style:style>
    <style:style style:name="P111" style:parent-style-name="TableContents" style:family="paragraph">
      <style:paragraph-properties fo:text-align="center"/>
    </style:style>
    <style:style style:name="P112" style:parent-style-name="TableContents" style:family="paragraph">
      <style:paragraph-properties fo:text-align="center"/>
    </style:style>
    <style:style style:name="P1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14" style:parent-style-name="표준" style:family="paragraph">
      <style:text-properties text:display="none"/>
    </style:style>
    <style:style style:name="TableColumn116" style:family="table-column">
      <style:table-column-properties style:column-width="3.193in" style:use-optimal-column-width="false"/>
    </style:style>
    <style:style style:name="Table115" style:family="table">
      <style:table-properties style:width="3.193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P123" style:parent-style-name="TableContents" style:family="paragraph">
      <style:paragraph-properties fo:text-align="center"/>
    </style:style>
    <style:style style:name="P124" style:parent-style-name="TableContents" style:family="paragraph">
      <style:paragraph-properties fo:text-align="center"/>
    </style:style>
    <style:style style:name="P125" style:parent-style-name="TableContents" style:family="paragraph">
      <style:paragraph-properties fo:text-align="center"/>
    </style:style>
    <style:style style:name="P126" style:parent-style-name="TableContents" style:family="paragraph">
      <style:paragraph-properties fo:text-align="center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P131" style:parent-style-name="TableContents" style:family="paragraph">
      <style:paragraph-properties fo:text-align="center"/>
    </style:style>
    <style:style style:name="P132" style:parent-style-name="TableContents" style:family="paragraph">
      <style:paragraph-properties fo:text-align="center"/>
    </style:style>
    <style:style style:name="P133" style:parent-style-name="TableContents" style:family="paragraph">
      <style:paragraph-properties fo:text-align="center"/>
    </style:style>
    <style:style style:name="P134" style:parent-style-name="TableContents" style:family="paragraph">
      <style:paragraph-properties fo:text-align="center"/>
    </style:style>
    <style:style style:name="P135" style:parent-style-name="TableContents" style:family="paragraph">
      <style:paragraph-properties fo:text-align="center"/>
    </style:style>
    <style:style style:name="P136" style:parent-style-name="TableContents" style:family="paragraph">
      <style:paragraph-properties fo:text-align="center"/>
    </style:style>
    <style:style style:name="P137" style:parent-style-name="TableContents" style:family="paragraph">
      <style:paragraph-properties fo:text-align="center"/>
    </style:style>
    <style:style style:name="P138" style:parent-style-name="TableContents" style:family="paragraph">
      <style:paragraph-properties fo:text-align="center"/>
    </style:style>
    <style:style style:name="P1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40" style:parent-style-name="표준" style:family="paragraph">
      <style:paragraph-properties fo:text-indent="0.1666in"/>
    </style:style>
    <style:style style:name="TableColumn142" style:family="table-column">
      <style:table-column-properties style:column-width="3.6493in" style:use-optimal-column-width="false"/>
    </style:style>
    <style:style style:name="Table141" style:family="table">
      <style:table-properties style:width="3.6493in" fo:margin-left="1.5236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P149" style:parent-style-name="TableContents" style:family="paragraph">
      <style:paragraph-properties fo:text-align="center"/>
    </style:style>
    <style:style style:name="P150" style:parent-style-name="TableContents" style:family="paragraph">
      <style:paragraph-properties fo:text-align="center"/>
    </style:style>
    <style:style style:name="P151" style:parent-style-name="TableContents" style:family="paragraph">
      <style:paragraph-properties fo:text-align="center"/>
    </style:style>
    <style:style style:name="P152" style:parent-style-name="TableContents" style:family="paragraph">
      <style:paragraph-properties fo:text-align="center"/>
    </style:style>
    <style:style style:name="P153" style:parent-style-name="TableContents" style:family="paragraph">
      <style:paragraph-properties fo:text-align="center"/>
    </style:style>
    <style:style style:name="P154" style:parent-style-name="TableContents" style:family="paragraph">
      <style:paragraph-properties fo:text-align="center"/>
    </style:style>
    <style:style style:name="P155" style:parent-style-name="TableContents" style:family="paragraph">
      <style:paragraph-properties fo:text-align="center"/>
    </style:style>
    <style:style style:name="P156" style:parent-style-name="TableContents" style:family="paragraph">
      <style:paragraph-properties fo:text-align="center"/>
    </style:style>
    <style:style style:name="P157" style:parent-style-name="TableContents" style:family="paragraph">
      <style:paragraph-properties fo:text-align="center"/>
    </style:style>
    <style:style style:name="P158" style:parent-style-name="TableContents" style:family="paragraph">
      <style:paragraph-properties fo:text-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P162" style:parent-style-name="TableContents" style:family="paragraph">
      <style:paragraph-properties fo:text-align="center"/>
    </style:style>
    <style:style style:name="P163" style:parent-style-name="TableContents" style:family="paragraph">
      <style:paragraph-properties fo:text-align="center"/>
    </style:style>
    <style:style style:name="P164" style:parent-style-name="Standard" style:family="paragraph">
      <style:paragraph-properties fo:text-align="center"/>
    </style:style>
    <style:style style:name="T165" style:parent-style-name="기본단락글꼴" style:family="text">
      <style:text-properties style:language-complex="ar" style:country-complex="SA"/>
    </style:style>
    <style:style style:name="T166" style:parent-style-name="기본단락글꼴" style:family="text">
      <style:text-properties style:language-complex="ar" style:country-complex="SA"/>
    </style:style>
    <style:style style:name="P167" style:parent-style-name="Textbody" style:family="paragraph">
      <style:paragraph-properties fo:text-align="center"/>
    </style:style>
    <style:style style:name="TableColumn169" style:family="table-column">
      <style:table-column-properties style:column-width="3.7479in" style:use-optimal-column-width="false"/>
    </style:style>
    <style:style style:name="Table168" style:family="table">
      <style:table-properties style:width="3.7479in" fo:margin-left="1.4763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</style:style>
    <style:style style:name="P176" style:parent-style-name="TableContents" style:family="paragraph">
      <style:paragraph-properties fo:text-align="center"/>
    </style:style>
    <style:style style:name="P177" style:parent-style-name="TableContents" style:family="paragraph">
      <style:paragraph-properties fo:text-align="center"/>
    </style:style>
    <style:style style:name="P178" style:parent-style-name="TableContents" style:family="paragraph">
      <style:paragraph-properties fo:text-align="center"/>
    </style:style>
    <style:style style:name="P179" style:parent-style-name="TableContents" style:family="paragraph">
      <style:paragraph-properties fo:text-align="cente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P183" style:parent-style-name="TableContents" style:family="paragraph">
      <style:paragraph-properties fo:text-align="center"/>
    </style:style>
    <style:style style:name="P184" style:parent-style-name="TableContents" style:family="paragraph">
      <style:paragraph-properties fo:text-align="center"/>
    </style:style>
    <style:style style:name="P185" style:parent-style-name="TableContents" style:family="paragraph">
      <style:paragraph-properties fo:text-align="center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draw:marker-end="a0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draw:marker-end="a8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000000" draw:marker-end="a2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draw:marker-end="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ng Joon Choi</text:p>
      <text:p text:style-name="P2">1.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System</text:p>
          </table:table-cell>
        </table:table-row>
        <table:table-row table:style-name="TableRow8">
          <table:table-cell table:style-name="TableCell9">
            <text:p text:style-name="P10">refreshRate : double</text:p>
            <text:p text:style-name="P11">refreshPeriod : double (inverse of refreshRate)</text:p>
            <text:p text:style-name="P12">playSpeed : double</text:p>
            <text:p text:style-name="P13">xFieldSize : int</text:p>
            <text:p text:style-name="P14">yFieldSize : int</text:p>
            <text:p text:style-name="P15">xScale : int</text:p>
            <text:p text:style-name="P16">yScale : int</text:p>
            <text:p text:style-name="P17">gridShape : String</text:p>
            <text:p text:style-name="P18">projectileShape : String</text:p>
            <text:p text:style-name="P19">showTrajectory : boolean</text:p>
            <text:p text:style-name="P20">terminateProgramIn : int</text:p>
          </table:table-cell>
        </table:table-row>
        <table:table-row table:style-name="TableRow21">
          <table:table-cell table:style-name="TableCell22">
            <text:p text:style-name="P23">delay(int millisecond) : return void</text:p>
            <text:p text:style-name="P24">printLine(int noOfLines) : return void</text:p>
            <text:p text:style-name="P25">time() : return long</text:p>
          </table:table-cell>
        </table:table-row>
      </table:table>
      <text:p text:style-name="P26"><text:span text:style-name="T27"><draw:connector draw:type="line" svg:x1="-1.84653in" svg:y1="3.53403in" svg:x2="-1.84653in" svg:y2="3.19028in" draw:z-index="251659264" draw:id="id0" draw:style-name="a1" draw:name="직선 화살표 연결선 1" text:anchor-type="paragraph"><svg:title/><svg:desc/></draw:connector></text:span><text:span text:style-name="T28"><text:line-break/></text:span></text:p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Field</text:p>
          </table:table-cell>
        </table:table-row>
        <table:table-row table:style-name="TableRow35">
          <table:table-cell table:style-name="TableCell36">
            <text:p text:style-name="P37">Double gravity</text:p>
            <text:p text:style-name="P38">Double DensityOfAtmosphere</text:p>
            <text:p text:style-name="P39">String[] fieldLong startTime</text:p>
            <text:p text:style-name="P40">Long calcStartTime</text:p>
            <text:p text:style-name="P41">Projectile ball</text:p>
          </table:table-cell>
        </table:table-row>
        <table:table-row table:style-name="TableRow42">
          <table:table-cell table:style-name="TableCell43">
            <text:p text:style-name="P44">RefreshField() : void</text:p>
            <text:p text:style-name="P45">printField() : void</text:p>
            <text:p text:style-name="P46">drawBall(Projectile ball, String ballShape) : void</text:p>
            <text:p text:style-name="P47">getFieldStatus(Projectile ball, long startTime) : Sring</text:p>
          </table:table-cell>
        </table:table-row>
      </table:table>
      <text:p text:style-name="P48"><text:span text:style-name="T49"><draw:connector draw:type="line" svg:x1="3.36875in" svg:y1="0.35556in" svg:x2="3.36875in" svg:y2="0.01181in" draw:z-index="251661312" draw:id="id1" draw:style-name="a3" draw:name="직선 화살표 연결선 3" text:anchor-type="paragraph"><svg:title/><svg:desc/></draw:connector></text:span></text:p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Projectile</text:p>
          </table:table-cell>
        </table:table-row>
        <table:table-row table:style-name="TableRow56">
          <table:table-cell table:style-name="TableCell57">
            <text:p text:style-name="P58">Radius : double</text:p>
            <text:p text:style-name="P59">mass : double</text:p>
            <text:p text:style-name="P60">dragCoefficient : doublex : double</text:p>
            <text:p text:style-name="P61">y : double</text:p>
            <text:p text:style-name="P62">velX : double</text:p>
            <text:p text:style-name="P63">velY : double<text:line-break/>accX : double</text:p>
            <text:p text:style-name="P64">accY : double</text:p>
          </table:table-cell>
        </table:table-row>
        <table:table-row table:style-name="TableRow65">
          <table:table-cell table:style-name="TableCell66">
            <text:p text:style-name="P67">Projectile(double radius, double mass, double x, double y)</text:p>
            <text:p text:style-name="P68">projectileMotion(double velX, double velY, double accX, double accY) : void</text:p>
            <text:p text:style-name="P69">moveProjectileWithTime(int timeMilliSeconds) : void</text:p>
            <text:p text:style-name="P70">collide(Projectile a, Projectile b) : return Projectile</text:p>
            <text:p text:style-name="P71">dragForce(double velocity) : return double</text:p>
          </table:table-cell>
        </table:table-row>
      </table:table>
      <text:p text:style-name="Standard"/>
      <text:p text:style-name="Standard"/>
      <text:soft-page-break/>
      <text:p text:style-name="Standard">2.</text:p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Field</text:p>
          </table:table-cell>
        </table:table-row>
        <table:table-row table:style-name="TableRow77">
          <table:table-cell table:style-name="TableCell78">
            <text:p text:style-name="P79">AIForPlayer1 :<text:s/>boolean</text:p>
            <text:p text:style-name="P80">AIForPlayer2 :<text:s/>Boolean</text:p>
            <text:p text:style-name="P81">AILevelForPlayer1 : byte</text:p>
            <text:p text:style-name="P82">AILevelForPlayer2 : byte</text:p>
            <text:p text:style-name="P83">skill[] : Skill</text:p>
          </table:table-cell>
        </table:table-row>
        <table:table-row table:style-name="TableRow84">
          <table:table-cell table:style-name="TableCell85">
            <text:p text:style-name="P86">chooseSkill(Character player, int<text:s/>select) : return Skill</text:p>
            <text:p text:style-name="P87">AI(Character a, Character b, byte AILevel) : return int</text:p>
          </table:table-cell>
        </table:table-row>
        <table:table-row table:style-name="TableRow88">
          <table:table-cell table:style-name="TableCell89">
            <text:p text:style-name="P90">printSkillStatus() : return void</text:p>
            <text:p text:style-name="P91">delayThreadFor(int i) : return void</text:p>
            <text:p text:style-name="P92">random(double min, double max) : return double</text:p>
          </table:table-cell>
        </table:table-row>
      </table:table>
      <text:p text:style-name="Standard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><text:span text:style-name="T93"><draw:connector draw:type="line" svg:x1="0.09445in" svg:y1="0.87708in" svg:x2="-1.94653in" svg:y2="0.1375in" draw:z-index="251664384" draw:id="id2" draw:style-name="a5" draw:name="직선 화살표 연결선 4" text:anchor-type="paragraph"><svg:title/><svg:desc/></draw:connector></text:span><text:span text:style-name="T94"><draw:connector draw:type="line" svg:x1="-3.36319in" svg:y1="0.77292in" svg:x2="-2.41528in" svg:y2="0.1375in" draw:z-index="251662336" draw:id="id3" draw:style-name="a7" draw:name="직선 화살표 연결선 3" text:anchor-type="paragraph"><svg:title/><svg:desc/></draw:connector></text:span></text:p>
      <text:p text:style-name="P95"><text:tab/></text:p>
      <text:p text:style-name="P96"><text:tab/><text:tab/></text:p>
      <text:p text:style-name="표준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Character</text:p>
          </table:table-cell>
        </table:table-row>
        <table:table-row table:style-name="TableRow102">
          <table:table-cell table:style-name="TableCell103">
            <text:p text:style-name="P104">hp : float</text:p>
            <text:p text:style-name="P105">energy : float</text:p>
          </table:table-cell>
        </table:table-row>
        <table:table-row table:style-name="TableRow106">
          <table:table-cell table:style-name="TableCell107">
            <text:p text:style-name="P108">Character()</text:p>
            <text:p text:style-name="P109">Character(float hp, float energy)</text:p>
            <text:p text:style-name="P110">toString() : return String</text:p>
            <text:p text:style-name="P111">getEnergy() : return float</text:p>
            <text:p text:style-name="P112">getHp() : return float</text:p>
            <text:p text:style-name="P113">battle(Skill<text:s/>UserSkill, Skill<text:s/>oppSkill) : return Character</text:p>
          </table:table-cell>
        </table:table-row>
      </table:table>
      <text:p text:style-name="P114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Skill</text:p>
          </table:table-cell>
        </table:table-row>
        <table:table-row table:style-name="TableRow120">
          <table:table-cell table:style-name="TableCell121">
            <text:p text:style-name="P122">atk<text:s/>: float</text:p>
            <text:p text:style-name="P123">pierce<text:s/>: float</text:p>
            <text:p text:style-name="P124">def : float</text:p>
            <text:p text:style-name="P125">protect : float</text:p>
            <text:p text:style-name="P126">enReq : float</text:p>
            <text:p text:style-name="P127">name : String</text:p>
          </table:table-cell>
        </table:table-row>
        <table:table-row table:style-name="TableRow128">
          <table:table-cell table:style-name="TableCell129">
            <text:p text:style-name="P130">Skill()</text:p>
            <text:p text:style-name="P131">Skill(float atk, float pierce, float def, float protect, float enReq, String name)</text:p>
            <text:p text:style-name="P132">toString() : return String</text:p>
            <text:p text:style-name="P133">getAtk() : return float</text:p>
            <text:p text:style-name="P134">getPierce() : return float</text:p>
            <text:p text:style-name="P135">getDef() : return float</text:p>
            <text:p text:style-name="P136">getProtect() : return float</text:p>
            <text:p text:style-name="P137">getEnReq() : return float</text:p>
            <text:p text:style-name="P138">getName() : return String</text:p>
            <text:p text:style-name="P139">alligneToMiddle(String content, String end, String dist)<text:s/>: return String</text:p>
          </table:table-cell>
        </table:table-row>
      </table:table>
      <text:p text:style-name="P140"><text:line-break/></text:p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ext:p text:style-name="표준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refreshRate : double</text:p>
            <text:p text:style-name="P149">refreshPeriod : double (inverse of refreshRate)</text:p>
            <text:p text:style-name="P150">playSpeed : double</text:p>
            <text:p text:style-name="P151">xFieldSize : int</text:p>
            <text:p text:style-name="P152">yFieldSize : int</text:p>
            <text:p text:style-name="P153">xScale : int</text:p>
            <text:p text:style-name="P154">yScale : int</text:p>
            <text:p text:style-name="P155">gridShape : String</text:p>
            <text:p text:style-name="P156">projectileShape : String</text:p>
            <text:p text:style-name="P157">showTrajectory : boolean</text:p>
            <text:p text:style-name="P158">terminateProgramIn : int</text:p>
          </table:table-cell>
        </table:table-row>
        <table:table-row table:style-name="TableRow159">
          <table:table-cell table:style-name="TableCell160">
            <text:p text:style-name="P161">delay(int millisecond) : return void</text:p>
            <text:p text:style-name="P162">printLine(int noOfLines) : return void</text:p>
            <text:p text:style-name="P163">time() : return long</text:p>
          </table:table-cell>
        </table:table-row>
      </table:table>
      <text:p text:style-name="P164"><text:span text:style-name="T165"><draw:connector draw:type="line" svg:x1="-1.84653in" svg:y1="3.53403in" svg:x2="-1.84653in" svg:y2="3.19028in" draw:z-index="251666432" draw:id="id4" draw:style-name="a9" draw:name="직선 화살표 연결선 5" text:anchor-type="paragraph"><svg:title/><svg:desc/></draw:connector></text:span><text:span text:style-name="T166"><text:line-break/></text:span></text:p>
      <text:p text:style-name="P167"/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Field</text:p>
          </table:table-cell>
        </table:table-row>
        <table:table-row table:style-name="TableRow173">
          <table:table-cell table:style-name="TableCell174">
            <text:p text:style-name="P175">Double gravity</text:p>
            <text:p text:style-name="P176">Double DensityOfAtmosphere</text:p>
            <text:p text:style-name="P177">String[] fieldLong startTime</text:p>
            <text:p text:style-name="P178">Long calcStartTime</text:p>
            <text:p text:style-name="P179">Projectile ball</text:p>
          </table:table-cell>
        </table:table-row>
        <table:table-row table:style-name="TableRow180">
          <table:table-cell table:style-name="TableCell181">
            <text:p text:style-name="P182">RefreshField() : void</text:p>
            <text:p text:style-name="P183">printField() : void</text:p>
            <text:p text:style-name="P184">drawBall(Projectile ball, String ballShape) : void</text:p>
            <text:p text:style-name="P185">getFieldStatus(Projectile ball, long startTime) : Sring</text:p>
          </table:table-cell>
        </table:table-row>
      </table:table>
      <text:p text:style-name="표준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harold choi</meta:initial-creator>
    <dc:creator>Choi Hong Joon</dc:creator>
    <meta:creation-date>2012-03-30T12:59:00Z</meta:creation-date>
    <dc:date>2012-04-10T07:41:00Z</dc:date>
    <meta:template xlink:href="Normal" xlink:type="simple"/>
    <meta:editing-cycles>295</meta:editing-cycles>
    <meta:editing-duration>PT8640S</meta:editing-duration>
    <meta:document-statistic meta:page-count="3" meta:paragraph-count="5" meta:word-count="408" meta:character-count="2729" meta:row-count="19" meta:non-whitespace-character-count="2326"/>
  </office:meta>
</office:document-meta>
</file>